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4000001BBEE51447E6445A927.png" manifest:media-type="image/png"/>
  <manifest:file-entry manifest:full-path="Pictures/100000010000027D000000D795E1C13610465D66.png" manifest:media-type="image/png"/>
  <manifest:file-entry manifest:full-path="Pictures/1000000100000276000001A23CAC6B9CE9F602B8.png" manifest:media-type="image/png"/>
  <manifest:file-entry manifest:full-path="Pictures/1000000100000434000002E2CE98DA8205CB8EE8.png" manifest:media-type="image/png"/>
  <manifest:file-entry manifest:full-path="Pictures/1000000100000274000001BB0B301903EE3E6DA3.png" manifest:media-type="image/png"/>
  <manifest:file-entry manifest:full-path="Pictures/1000000100000276000001854C2A62EA2B9F0986.png" manifest:media-type="image/png"/>
  <manifest:file-entry manifest:full-path="Pictures/1000000100000434000002E24DCBD27558C63033.png" manifest:media-type="image/png"/>
  <manifest:file-entry manifest:full-path="Pictures/100000010000028E00000103C3B981B67A672A5A.png" manifest:media-type="image/png"/>
  <manifest:file-entry manifest:full-path="Pictures/100000010000027C000001C7E62E82C67BECD6C9.png" manifest:media-type="image/png"/>
  <manifest:file-entry manifest:full-path="Pictures/10000001000002D5000000FBB556FDD3F88D773C.png" manifest:media-type="image/png"/>
  <manifest:file-entry manifest:full-path="Pictures/1000000100000434000002E2C7B1E6D790D6D8BA.png" manifest:media-type="image/png"/>
  <manifest:file-entry manifest:full-path="Pictures/10000001000002B5000000ECFBCB22236835E094.png" manifest:media-type="image/png"/>
  <manifest:file-entry manifest:full-path="Pictures/10000001000004420000027F4583262A4137A9E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1pt" officeooo:rsid="00065083" officeooo:paragraph-rsid="00065083" style:font-size-asian="18.3500003814697pt" style:font-size-complex="21pt"/>
    </style:style>
    <style:style style:name="P2" style:family="paragraph" style:parent-style-name="Standard">
      <style:paragraph-properties fo:break-before="page"/>
      <style:text-properties fo:font-size="21pt" officeooo:rsid="00065083" officeooo:paragraph-rsid="00065083" style:font-size-asian="18.3500003814697pt" style:font-size-complex="2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7</text:p>
      <text:p text:style-name="P1">Q .1</text:p>
      <text:p text:style-name="P1"><draw:frame draw:style-name="fr3" draw:name="Image1" text:anchor-type="char" svg:width="17cm" svg:height="9.966cm" draw:z-index="0"><draw:image xlink:href="Pictures/10000001000004420000027F4583262A4137A9E9.png" xlink:type="simple" xlink:show="embed" xlink:actuate="onLoad" draw:mime-type="image/png"/></draw:frame><draw:frame draw:style-name="fr1" draw:name="Image2" text:anchor-type="char" svg:x="-0.132cm" svg:y="10.266cm" svg:width="17cm" svg:height="5.789cm" draw:z-index="1"><draw:image xlink:href="Pictures/10000001000002B5000000ECFBCB22236835E094.png" xlink:type="simple" xlink:show="embed" xlink:actuate="onLoad" draw:mime-type="image/png"/></draw:frame>Q2</text:p>
      <text:p text:style-name="P1"><draw:frame draw:style-name="fr3" draw:name="Image3" text:anchor-type="char" svg:width="17cm" svg:height="5.884cm" draw:z-index="2"><draw:image xlink:href="Pictures/10000001000002D5000000FBB556FDD3F88D773C.png" xlink:type="simple" xlink:show="embed" xlink:actuate="onLoad" draw:mime-type="image/png"/></draw:frame></text:p>
      <text:p text:style-name="P2"/>
      <text:p text:style-name="P1"/>
      <text:p text:style-name="P1"><draw:frame draw:style-name="fr3" draw:name="Image5" text:anchor-type="char" svg:width="17cm" svg:height="6.731cm" draw:z-index="3"><draw:image xlink:href="Pictures/100000010000028E00000103C3B981B67A672A5A.png" xlink:type="simple" xlink:show="embed" xlink:actuate="onLoad" draw:mime-type="image/png"/></draw:frame></text:p>
      <text:p text:style-name="P1"/>
      <text:p text:style-name="P1"><draw:frame draw:style-name="fr1" draw:name="Image4" text:anchor-type="char" svg:x="-0.192cm" svg:y="3.32cm" svg:width="17cm" svg:height="11.659cm" draw:z-index="4"><draw:image xlink:href="Pictures/1000000100000434000002E24DCBD27558C63033.png" xlink:type="simple" xlink:show="embed" xlink:actuate="onLoad" draw:mime-type="image/png"/></draw:frame>Q3</text:p>
      <text:p text:style-name="P2"><draw:frame draw:style-name="fr1" draw:name="Image7" text:anchor-type="char" svg:x="-0.215cm" svg:y="13.009cm" svg:width="17cm" svg:height="11.659cm" draw:z-index="6"><draw:image xlink:href="Pictures/1000000100000434000002E2C7B1E6D790D6D8BA.png" xlink:type="simple" xlink:show="embed" xlink:actuate="onLoad" draw:mime-type="image/png"/></draw:frame><draw:frame draw:style-name="fr1" draw:name="Image6" text:anchor-type="char" svg:x="-0.146cm" svg:y="-1.346cm" svg:width="17cm" svg:height="11.659cm" draw:z-index="5"><draw:image xlink:href="Pictures/1000000100000434000002E2CE98DA8205CB8EE8.png" xlink:type="simple" xlink:show="embed" xlink:actuate="onLoad" draw:mime-type="image/png"/></draw:frame></text:p>
      <text:p text:style-name="P2">Q4</text:p>
      <text:p text:style-name="P1"><draw:frame draw:style-name="fr2" draw:name="Image8" text:anchor-type="char" svg:width="16.669cm" svg:height="10.292cm" draw:z-index="7"><draw:image xlink:href="Pictures/1000000100000276000001854C2A62EA2B9F0986.png" xlink:type="simple" xlink:show="embed" xlink:actuate="onLoad" draw:mime-type="image/png"/></draw:frame></text:p>
      <text:p text:style-name="P1"><draw:frame draw:style-name="fr1" draw:name="Image9" text:anchor-type="char" svg:x="0.116cm" svg:y="0.579cm" svg:width="16.669cm" svg:height="11.06cm" draw:z-index="8"><draw:image xlink:href="Pictures/1000000100000276000001A23CAC6B9CE9F602B8.png" xlink:type="simple" xlink:show="embed" xlink:actuate="onLoad" draw:mime-type="image/png"/></draw:frame></text:p>
      <text:p text:style-name="P2">Q5</text:p>
      <text:p text:style-name="P1"><draw:frame draw:style-name="fr1" draw:name="Image10" text:anchor-type="char" svg:x="0.086cm" svg:y="0.866cm" svg:width="16.828cm" svg:height="12.039cm" draw:z-index="9"><draw:image xlink:href="Pictures/100000010000027C000001C7E62E82C67BECD6C9.png" xlink:type="simple" xlink:show="embed" xlink:actuate="onLoad" draw:mime-type="image/png"/></draw:frame><draw:frame draw:style-name="fr1" draw:name="Image11" text:anchor-type="char" svg:x="-0.383cm" svg:y="13.922cm" svg:width="16.854cm" svg:height="5.689cm" draw:z-index="10"><draw:image xlink:href="Pictures/100000010000027D000000D795E1C13610465D66.png" xlink:type="simple" xlink:show="embed" xlink:actuate="onLoad" draw:mime-type="image/png"/></draw:frame></text:p>
      <text:p text:style-name="P2">Q6</text:p>
      <text:p text:style-name="P1"><draw:frame draw:style-name="fr1" draw:name="Image12" text:anchor-type="char" svg:x="0.168cm" svg:y="0.09cm" svg:width="16.616cm" svg:height="11.726cm" draw:z-index="11"><draw:image xlink:href="Pictures/1000000100000274000001BBEE51447E6445A927.png" xlink:type="simple" xlink:show="embed" xlink:actuate="onLoad" draw:mime-type="image/png"/></draw:frame><draw:frame draw:style-name="fr1" draw:name="Image13" text:anchor-type="char" svg:x="0.192cm" svg:y="12.095cm" svg:width="16.616cm" svg:height="11.721cm" draw:z-index="12"><draw:image xlink:href="Pictures/1000000100000274000001BB0B301903EE3E6D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7:33:22.099875056</meta:creation-date>
    <dc:date>2023-11-03T17:43:09.463107384</dc:date>
    <meta:editing-duration>PT9M50S</meta:editing-duration>
    <meta:editing-cycles>1</meta:editing-cycles>
    <meta:document-statistic meta:table-count="0" meta:image-count="13" meta:object-count="0" meta:page-count="6" meta:paragraph-count="7" meta:word-count="9" meta:character-count="27" meta:non-whitespace-character-count="25"/>
    <meta:generator>LibreOffice/7.3.7.2$Linux_X86_64 LibreOffice_project/30$Build-2</meta:generator>
  </office:meta>
</office:document-meta>
</file>